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16.113cm"/>
    </style:style>
    <style:style style:name="Tabela1.A1" style:family="table-cell">
      <style:table-cell-properties style:writing-mode="page"/>
    </style:style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rsid="001999d0" officeooo:paragraph-rsid="001999d0"/>
    </style:style>
    <style:style style:name="P3" style:family="paragraph" style:parent-style-name="Preformatted_20_Text">
      <style:paragraph-properties fo:text-align="start" style:justify-single-word="false"/>
      <style:text-properties officeooo:rsid="001999d0" officeooo:paragraph-rsid="001999d0"/>
    </style:style>
    <style:style style:name="P4" style:family="paragraph" style:parent-style-name="Preformatted_20_Text">
      <style:paragraph-properties fo:text-align="start" style:justify-single-word="false"/>
      <style:text-properties officeooo:rsid="001bdec9" officeooo:paragraph-rsid="001bdec9"/>
    </style:style>
    <style:style style:name="P5" style:family="paragraph" style:parent-style-name="Preformatted_20_Text">
      <style:paragraph-properties fo:text-align="start" style:justify-single-word="false"/>
      <style:text-properties fo:color="#1c99e0" loext:opacity="100%" officeooo:rsid="001999d0" officeooo:paragraph-rsid="001999d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1f1c1b" loext:opacity="100%" fo:font-weight="bold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1f1c1b" loext:opacity="100%"/>
    </style:style>
    <style:style style:name="P8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1f1c1b" loext:opacity="100%" style:font-name="Liberation Mono" fo:font-size="10pt" style:font-name-asian="Source Han Sans HW SC" style:font-size-asian="10pt" style:font-name-complex="Liberation Mono" style:font-size-complex="10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98887" loext:opacity="100%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1f1c1b" loext:opacity="100%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0pt" style:font-name-asian="Source Han Sans HW SC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style:font-name="Liberation Mono" fo:font-size="14pt" fo:font-weight="bold" officeooo:rsid="001d4336" officeooo:paragraph-rsid="001d4336" style:font-name-asian="Source Han Sans HW SC" style:font-size-asian="14pt" style:font-weight-asian="bold" style:font-name-complex="Liberation Mono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style:font-name="Liberation Mono" fo:font-size="13pt" fo:font-weight="bold" officeooo:rsid="001d4336" officeooo:paragraph-rsid="001d4336" style:font-name-asian="Source Han Sans HW SC" style:font-size-asian="13pt" style:font-weight-asian="bold" style:font-name-complex="Liberation Mono" style:font-size-complex="13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officeooo:rsid="001999d0" officeooo:paragraph-rsid="001999d0"/>
    </style:style>
    <style:style style:name="P16" style:family="paragraph" style:parent-style-name="Standard">
      <style:paragraph-properties fo:text-align="start" style:justify-single-word="false"/>
      <style:text-properties officeooo:rsid="001d4336" officeooo:paragraph-rsid="001e736b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font-name="Liberation Mono" fo:font-size="13pt" fo:font-weight="bold" officeooo:rsid="001d4336" officeooo:paragraph-rsid="001d4336" style:font-name-asian="Source Han Sans HW SC" style:font-size-asian="13pt" style:font-weight-asian="bold" style:font-name-complex="Liberation Mono" style:font-size-complex="13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c9211e" loext:opacity="100%" style:font-name="Liberation Mono" fo:font-size="13pt" fo:font-weight="bold" officeooo:rsid="001d4336" officeooo:paragraph-rsid="001e736b" style:font-name-asian="Source Han Sans HW SC" style:font-size-asian="13pt" style:font-weight-asian="bold" style:font-name-complex="Liberation Mono" style:font-size-complex="13pt" style:font-weight-complex="bold"/>
    </style:style>
    <style:style style:name="T1" style:family="text">
      <style:text-properties fo:font-size="18pt" officeooo:rsid="001999d0" style:font-size-asian="18pt" style:font-size-complex="18pt"/>
    </style:style>
    <style:style style:name="T2" style:family="text">
      <style:text-properties officeooo:rsid="001b478d"/>
    </style:style>
    <style:style style:name="T3" style:family="text">
      <style:text-properties fo:font-weight="bold"/>
    </style:style>
    <style:style style:name="T4" style:family="text">
      <style:text-properties fo:color="#006e28" loext:opacity="100%"/>
    </style:style>
    <style:style style:name="T5" style:family="text">
      <style:text-properties fo:color="#bf0303" loext:opacity="100%"/>
    </style:style>
    <style:style style:name="T6" style:family="text">
      <style:text-properties fo:color="#644a9b" loext:opacity="100%"/>
    </style:style>
    <style:style style:name="T7" style:family="text">
      <style:text-properties fo:color="#644a9b" loext:opacity="100%" fo:font-weight="bold"/>
    </style:style>
    <style:style style:name="T8" style:family="text">
      <style:text-properties fo:color="#644a9b" loext:opacity="100%" fo:font-style="italic"/>
    </style:style>
    <style:style style:name="T9" style:family="text">
      <style:text-properties fo:color="#0057ae" loext:opacity="100%"/>
    </style:style>
    <style:style style:name="T10" style:family="text">
      <style:text-properties fo:color="#898887" loext:opacity="100%"/>
    </style:style>
    <style:style style:name="T11" style:family="text">
      <style:text-properties fo:color="#b08000" loext:opacity="100%"/>
    </style:style>
    <style:style style:name="T12" style:family="text">
      <style:text-properties fo:color="#c9211e" loext:opacity="100%" style:font-name="Liberation Mono" fo:font-size="13pt" fo:font-weight="bold" style:font-name-asian="Source Han Sans HW SC" style:font-size-asian="13pt" style:font-weight-asian="bold" style:font-name-complex="Liberation Mono" style:font-size-complex="13pt" style:font-weight-complex="bold"/>
    </style:style>
    <style:style style:name="T13" style:family="text">
      <style:text-properties fo:color="#c9211e" loext:opacity="100%" style:font-name="Liberation Mono" fo:font-size="13pt" fo:font-weight="bold" officeooo:rsid="001e736b" style:font-name-asian="Source Han Sans HW SC" style:font-size-asian="13pt" style:font-weight-asian="bold" style:font-name-complex="Liberation Mono" style:font-size-complex="13pt" style:font-weight-complex="bold"/>
    </style:style>
    <style:style style:name="T14" style:family="text">
      <style:text-properties fo:color="#c9211e" loext:opacity="100%" style:font-name="Liberation Mono" fo:font-size="10pt" fo:font-weight="bold" officeooo:rsid="001b478d" style:font-name-asian="Source Han Sans HW SC" style:font-size-asian="10pt" style:font-weight-asian="bold" style:font-name-complex="Liberation Mono" style:font-size-complex="10pt" style:font-weight-complex="bold"/>
    </style:style>
    <style:style style:name="T15" style:family="text">
      <style:text-properties officeooo:rsid="001d4336"/>
    </style:style>
    <style:style style:name="T16" style:family="text">
      <style:text-properties style:font-name="Liberation Mono" fo:font-size="10pt" officeooo:rsid="001d4336" style:font-name-asian="Source Han Sans HW SC" style:font-size-asian="10pt" style:font-name-complex="Liberation Mono" style:font-size-complex="10pt"/>
    </style:style>
    <style:style style:name="T17" style:family="text">
      <style:text-properties officeooo:rsid="001e736b"/>
    </style:style>
    <style:style style:name="T18" style:family="text">
      <style:text-properties style:use-window-font-color="true" loext:opacity="0%" style:font-name="Liberation Mono" fo:font-size="10pt" fo:font-weight="bold" officeooo:rsid="001b478d" style:font-name-asian="Source Han Sans HW SC" style:font-size-asian="10pt" style:font-weight-asian="bold" style:font-name-complex="Liberation Mono" style:font-size-complex="10pt" style:font-weight-complex="bold"/>
    </style:style>
    <style:style style:name="T19" style:family="text">
      <style:text-properties style:use-window-font-color="true" loext:opacity="0%" style:font-name="Liberation Mono" fo:font-size="10pt" fo:font-weight="normal" officeooo:rsid="001b478d" style:font-name-asian="Source Han Sans HW SC" style:font-size-asian="10pt" style:font-weight-asian="normal" style:font-name-complex="Liberation Mono" style:font-size-complex="10pt" style:font-weight-complex="normal"/>
    </style:style>
    <style:style style:name="T20" style:family="text">
      <style:text-properties style:use-window-font-color="true" loext:opacity="0%" style:font-name="Liberation Mono" fo:font-size="10pt" fo:font-weight="normal" officeooo:rsid="001e736b" style:font-name-asian="Source Han Sans HW SC" style:font-size-asian="10pt" style:font-weight-asian="normal" style:font-name-complex="Liberation Mono" style:font-size-complex="10pt" style:font-weight-complex="normal"/>
    </style:style>
    <style:style style:name="T21" style:family="text">
      <style:text-properties style:use-window-font-color="true" loext:opacity="0%" fo:font-size="10pt" fo:font-weight="normal" officeooo:rsid="001b478d" style:font-size-asian="10pt" style:font-weight-asian="normal" style:font-size-complex="10pt" style:font-weight-complex="normal"/>
    </style:style>
    <style:style style:name="T22" style:family="text">
      <style:text-properties style:use-window-font-color="true" loext:opacity="0%" fo:font-size="10pt" fo:font-weight="normal" officeooo:rsid="001e736b" style:font-size-asian="10pt" style:font-weight-asian="normal" style:font-size-complex="10pt" style:font-weight-complex="normal"/>
    </style:style>
    <style:style style:name="T23" style:family="text">
      <style:text-properties fo:font-size="11pt" officeooo:rsid="001e736b" style:font-size-asian="11pt" style:font-size-complex="11pt"/>
    </style:style>
    <style:style style:name="T24" style:family="text">
      <style:text-properties officeooo:rsid="001bd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 Custom Puzzle</text:span> </text:p>
      <text:p text:style-name="P1"/>
      <text:p text:style-name="P2">Instructions</text:p>
      <text:p text:style-name="P2"/>
      <text:p text:style-name="P2"/>
      <text:p text:style-name="P3">Before play with your puzzle, you’ll need follow these steps:</text:p>
      <text:p text:style-name="P3">1-<text:span text:style-name="T16">Copy the image you choose to the same folder of puzzle (index.html).</text:span></text:p>
      <text:p text:style-name="P3">2-<text:span text:style-name="T15">Edit inde</text:span>x.html <text:span text:style-name="T17">in following lines:</text:span></text:p>
      <text:p text:style-name="P3"/>
      <table:table table:name="Tabela1" table:style-name="Tabela1">
        <table:table-column table:style-name="Tabela1.A"/>
        <table:table-column table:style-name="Tabela1.B"/>
        <table:table-row table:style-name="TableLine90941424">
          <table:table-cell table:style-name="Tabela1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4"><text:line-break/>1→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line-break/></text:p>
            <text:p text:style-name="P14">2→</text:p>
            <text:p text:style-name="P14">3→</text:p>
            <text:p text:style-name="P13"/>
          </table:table-cell>
          <table:table-cell table:style-name="Tabela1.A1" office:value-type="string">
            <text:p text:style-name="P8"><text:span text:style-name="T3">&lt;img</text:span><text:span text:style-name="T4"> id=</text:span><text:span text:style-name="T5">myimg</text:span><text:span text:style-name="T4"> src=</text:span><text:span text:style-name="T5">'lotus.jpg'</text:span><text:span text:style-name="T4"> width=</text:span><text:span text:style-name="T5">auto</text:span><text:span text:style-name="T4"> height=</text:span><text:span text:style-name="T5">auto</text:span><text:span text:style-name="T4"> hidden</text:span> <text:span text:style-name="T3">&gt;&lt;br/&gt;</text:span></text:p>
            <text:p text:style-name="P7"><text:s text:c="2"/><text:span text:style-name="T3">&lt;div</text:span><text:span text:style-name="T4"> id=</text:span><text:span text:style-name="T5">scrambled</text:span><text:span text:style-name="T3">&gt;&lt;/div&gt;</text:span></text:p>
            <text:p text:style-name="P7"><text:s text:c="2"/><text:span text:style-name="T3">&lt;hr&gt;</text:span></text:p>
            <text:p text:style-name="P7"><text:s text:c="2"/><text:span text:style-name="T3">&lt;div</text:span><text:span text:style-name="T4"> id=</text:span><text:span text:style-name="T5">puzzle</text:span><text:span text:style-name="T3">&gt;&lt;/div&gt;</text:span></text:p>
            <text:p text:style-name="P7"><text:s text:c="2"/><text:span text:style-name="T3">&lt;div</text:span><text:span text:style-name="T4"> id=</text:span><text:span text:style-name="T5">tmp</text:span><text:span text:style-name="T3">&gt;&lt;/div&gt;</text:span></text:p>
            <text:p text:style-name="P6">&lt;ht&gt;</text:p>
            <text:p text:style-name="P7"><text:span text:style-name="T3">&lt;div</text:span><text:span text:style-name="T4"> id=</text:span><text:span text:style-name="T5">rodape</text:span><text:span text:style-name="T3">&gt;&lt;/div&gt;</text:span></text:p>
            <text:p text:style-name="P6">&lt;script&gt;</text:p>
            <text:p text:style-name="P10"/>
            <text:p text:style-name="P9">//function pre_process(){</text:p>
            <text:p text:style-name="P7"><text:s/><text:span text:style-name="T3">const</text:span> img = <text:span text:style-name="T3">new</text:span> <text:span text:style-name="T6">Image</text:span>();</text:p>
            <text:p text:style-name="P7"><text:s/>img.<text:span text:style-name="T9">crossOrigin</text:span>=<text:span text:style-name="T5">"anonymous"</text:span>;</text:p>
            <text:p text:style-name="P7"><text:s/><text:span text:style-name="T10">//img.src='tux.png';</text:span></text:p>
            <text:p text:style-name="P7"><text:s/><text:span text:style-name="T10">//document.getElementById('myimg').src='tux.png';</text:span></text:p>
            <text:p text:style-name="P7"><text:s/><text:span text:style-name="T7">console</text:span>.<text:span text:style-name="T8">debug</text:span>(<text:span text:style-name="T7">document</text:span>.<text:span text:style-name="T8">getElementById</text:span>(<text:span text:style-name="T5">'myimg'</text:span>));</text:p>
            <text:p text:style-name="P7"><text:span text:style-name="T3">&lt;img</text:span><text:span text:style-name="T4"> id=</text:span><text:span text:style-name="T5">myimg</text:span><text:span text:style-name="T4"> src=</text:span><text:span text:style-name="T5">'lotus.jpg'</text:span><text:span text:style-name="T4"> width=</text:span><text:span text:style-name="T5">auto</text:span><text:span text:style-name="T4"> height=</text:span><text:span text:style-name="T5">auto</text:span><text:span text:style-name="T4"> hidden</text:span> <text:span text:style-name="T3">&gt;&lt;br/&gt;</text:span></text:p>
            <text:p text:style-name="P7"><text:s text:c="2"/><text:span text:style-name="T3">&lt;div</text:span><text:span text:style-name="T4"> id=</text:span><text:span text:style-name="T5">scrambled</text:span><text:span text:style-name="T3">&gt;&lt;/div&gt;</text:span></text:p>
            <text:p text:style-name="P7"><text:s text:c="2"/><text:span text:style-name="T3">&lt;hr&gt;</text:span></text:p>
            <text:p text:style-name="P7"><text:s text:c="2"/><text:span text:style-name="T3">&lt;div</text:span><text:span text:style-name="T4"> id=</text:span><text:span text:style-name="T5">puzzle</text:span><text:span text:style-name="T3">&gt;&lt;/div&gt;</text:span></text:p>
            <text:p text:style-name="P7"><text:s text:c="2"/><text:span text:style-name="T3">&lt;div</text:span><text:span text:style-name="T4"> id=</text:span><text:span text:style-name="T5">tmp</text:span><text:span text:style-name="T3">&gt;&lt;/div&gt;</text:span></text:p>
            <text:p text:style-name="P6">&lt;ht&gt;</text:p>
            <text:p text:style-name="P7"><text:span text:style-name="T3">&lt;div</text:span><text:span text:style-name="T4"> id=</text:span><text:span text:style-name="T5">rodape</text:span><text:span text:style-name="T3">&gt;&lt;/div&gt;</text:span></text:p>
            <text:p text:style-name="P6">&lt;script&gt;</text:p>
            <text:p text:style-name="P10"/>
            <text:p text:style-name="P9">//function pre_process(){</text:p>
            <text:p text:style-name="P7"><text:s/><text:span text:style-name="T3">const</text:span> img = <text:span text:style-name="T3">new</text:span> <text:span text:style-name="T6">Image</text:span>();</text:p>
            <text:p text:style-name="P7"><text:s/>img.<text:span text:style-name="T9">crossOrigin</text:span>=<text:span text:style-name="T5">"anonymous"</text:span>;</text:p>
            <text:p text:style-name="P7"><text:s/><text:span text:style-name="T10">//img.src='tux.png';</text:span></text:p>
            <text:p text:style-name="P7"><text:s/><text:span text:style-name="T10">//document.getElementById('myimg').src='tux.png';</text:span></text:p>
            <text:p text:style-name="P7"><text:s/><text:span text:style-name="T7">console</text:span>.<text:span text:style-name="T8">debug</text:span>(<text:span text:style-name="T7">document</text:span>.<text:span text:style-name="T8">getElementById</text:span>(<text:span text:style-name="T5">'myimg'</text:span>));</text:p>
            <text:p text:style-name="P7"><text:s/><text:span text:style-name="T7">document</text:span>.<text:span text:style-name="T8">getElementById</text:span>(<text:span text:style-name="T5">'myimg'</text:span>).<text:span text:style-name="T9">crossOrigin</text:span>=<text:span text:style-name="T5">"anonymous"</text:span>;</text:p>
            <text:p text:style-name="P7"><text:s/>rows=<text:span text:style-name="T11">4</text:span>;</text:p>
            <text:p text:style-name="P7"><text:s/>cols=<text:span text:style-name="T11">4</text:span>;</text:p>
            <text:p text:style-name="P11"><text:s/>imgs=<text:span text:style-name="T3">new</text:span> <text:span text:style-name="T7">Array</text:span>(); <text:span text:style-name="T10">//image array</text:span></text:p>
            <text:p text:style-name="P7"><text:s/><text:span text:style-name="T7">document</text:span>.<text:span text:style-name="T8">getElementById</text:span>(<text:span text:style-name="T5">'myimg'</text:span>).<text:span text:style-name="T9">crossOrigin</text:span>=<text:span text:style-name="T5">"anonymous"</text:span>;</text:p>
            <text:p text:style-name="P7"><text:s/>rows=<text:span text:style-name="T11">4</text:span>;</text:p>
            <text:p text:style-name="P7"><text:s/>cols=<text:span text:style-name="T11">4</text:span>;</text:p>
            <text:p text:style-name="P11"><text:s/>imgs=<text:span text:style-name="T3">new</text:span> <text:span text:style-name="T7">Array</text:span>(); <text:span text:style-name="T10">//image array</text:span></text:p>
            <text:p text:style-name="P12"/>
          </table:table-cell>
        </table:table-row>
      </table:table>
      <text:p text:style-name="P16"><text:span text:style-name="T12">1→ </text:span><text:span text:style-name="T19">Change </text:span><text:span text:style-name="T20">src=’lotus.jpeg’ to src=’your_image.jpg’</text:span><text:span text:style-name="T19"> </text:span></text:p>
      <text:p text:style-name="P18">2 <text:span text:style-name="T23">and</text:span><text:span text:style-name="T17"> 3</text:span>→ <text:span text:style-name="T21">Change </text:span><text:span text:style-name="T22">to desired number of rows (horizontal subdivisions) and cols (vertical subdivisions).</text:span></text:p>
      <text:p text:style-name="P3"><text:span text:style-name="T2"><text:line-break/><text:line-break/> <text:tab/>You’ll need a blank t00.png image too, but you can reuse the one available in this folder.<text:line-break/><text:line-break/><text:line-break/></text:span><text:span text:style-name="T24">3-Run!</text:span></text:p>
      <text:p text:style-name="P4">Double click at index.html file should star the puzzle with your preferred brows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Source Han Sans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3T22:29:52.761766448</dc:date>
    <meta:editing-duration>PT14M42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1" meta:paragraph-count="49" meta:word-count="157" meta:character-count="1503" meta:non-whitespace-character-count="1350"/>
  </office:meta>
</office:document-meta>
</file>